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idee</text:h>
      <text:p text:style-name="Text_20_body">Die Mashup-Plattform ist ein System, das dem Benutzer das Erstellen, Ausführen und Betrachten von Mashups ermöglicht.<text:line-break/>Benutzer mit Grundkenntnissen in der Objektorientierten Programmierung können auf elegante Weise Mashups definieren, indem sie vorgefertigte Bausteine (sogenannte „virtualisierte Datenquellen“) miteinander verknüpfen.<text:line-break/>Die daraus entstehenden Mashups bilden wiederum Bausteine, die für die Erstellung neuer Mashups genutzt werden können. Somit ist es möglich, eine ganze Bibliothek aus Bauelementen zu entwickeln.</text:p>
      <text:p text:style-name="Text_20_body">Das System besitzt ein konfigurierbares Cache-System. Mit seiner Hilfe können die Zugriffe auf die Fremddatenquellen auf ein Minimum begrenzt werden. Darüber hinaus gewährleistet der Cache die Verfügbarkeit der Daten.</text:p>
      <text:p text:style-name="Text_20_body">Die Mashup-Plattform hat ein Frontend, das die dynamisch generierten Mashup-Daten in naher Echtzeit im Web anzeigt. Internetbesucher können in einem gängigen Webbrowser die Mashups betrachten, ohne zusätzliche Software installieren zu müssen.</text:p>
      <text:p text:style-name="Text_20_body">Dank einer klar definierten Architektur sind die einzelnen Systemkomponenten entkoppelt und arbeiten unabhängig voneinander. Der Kernel läuft als Hintergrundprozess und generiert in gleichmässigen Zeitintervallen die einzelnen Mashup-Datensätze. Diese Datensätze werden in eine performante und verteilbare Datenbank abgespeichert.<text:line-break/>Bei ausgeschalteter Datenbank weicht der Kernel automatisch auf einen Zwischenspeicher aus, der erst geleert wird, sobald die Datenbank wieder läuft.</text:p>
      <text:p text:style-name="Text_20_body">Die Mashup-Plattform ist quelloffen und steht unter der GNU General Public License (GPL Version 3). Sie ist überwiegend in Java programmiert und somit plattformunabhängig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2T19:13:02.85</dc:date>
    <dc:creator>Malte </dc:creator>
    <meta:editing-duration>P1DT7H56M53S</meta:editing-duration>
    <meta:editing-cycles>325</meta:editing-cycles>
    <meta:document-statistic meta:table-count="0" meta:image-count="0" meta:object-count="0" meta:page-count="1" meta:paragraph-count="6" meta:word-count="207" meta:character-count="1650" meta:non-whitespace-character-count="1449"/>
  </office:meta>
</office:document-meta>
</file>